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ff0000" style:text-position="0% 100%" fo:font-weight="bold" officeooo:rsid="001ba635" officeooo:paragraph-rsid="00054c8b" style:font-weight-asian="bold" style:font-weight-complex="bold"/>
    </style:style>
    <style:style style:name="P2" style:family="paragraph" style:parent-style-name="Standard">
      <style:text-properties fo:color="#ff0000" style:text-position="0% 100%" fo:font-weight="normal" officeooo:rsid="001ba635" officeooo:paragraph-rsid="00054c8b" style:font-weight-asian="normal" style:font-weight-complex="normal"/>
    </style:style>
    <style:style style:name="P3" style:family="paragraph" style:parent-style-name="Standard">
      <style:text-properties fo:color="#000000" style:text-position="0% 100%" fo:font-weight="normal" officeooo:rsid="001ba635" officeooo:paragraph-rsid="00054c8b" style:font-weight-asian="normal" style:font-weight-complex="normal"/>
    </style:style>
    <style:style style:name="P4" style:family="paragraph" style:parent-style-name="Standard">
      <style:text-properties fo:color="#000000" style:text-position="0% 100%" fo:font-weight="normal" officeooo:rsid="000aed25" officeooo:paragraph-rsid="00054c8b" style:font-weight-asian="normal" style:font-weight-complex="normal"/>
    </style:style>
    <style:style style:name="P5" style:family="paragraph" style:parent-style-name="Standard">
      <style:text-properties fo:color="#000000" style:text-position="0% 100%" fo:font-weight="normal" officeooo:rsid="001ed25c" officeooo:paragraph-rsid="00054c8b" style:font-weight-asian="normal" style:font-weight-complex="normal"/>
    </style:style>
    <style:style style:name="P6" style:family="paragraph" style:parent-style-name="Standard">
      <style:text-properties fo:color="#800000" style:text-position="0% 100%" fo:font-weight="normal" officeooo:rsid="001ba635" officeooo:paragraph-rsid="00054c8b" style:font-weight-asian="normal" style:font-weight-complex="normal"/>
    </style:style>
    <style:style style:name="T1" style:family="text">
      <style:text-properties officeooo:rsid="001ed25c"/>
    </style:style>
    <style:style style:name="T2" style:family="text">
      <style:text-properties officeooo:rsid="001eee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fth program</text:p>
      <text:p text:style-name="P3"/>
      <text:p text:style-name="P3">1 – Conforme leio o capítulo e fazer os testes no python. Entendo o que diz mas parece que estou repetindo a mesma coisa mas um usando um metódo diferente. Por exemplo, usar o print para dar o comando para frases ou números, mas, citou agora de type conversation (float, int e str). Se tem a mesma função quando devo saber se uso um ou outro?</text:p>
      <text:p text:style-name="P6"/>
      <text:p text:style-name="P4"><text:span text:style-name="T1">2 </text:span>- Deveria escrever a palavra print em todos os comandos porque nunca sei quando devo colocar ou não porque há comandos que dispensam essa palavra e funcionam normalmente.</text:p>
      <text:p text:style-name="P2"/>
      <text:p text:style-name="P5">3 – Não entendi direito sobre esse float. <text:span text:style-name="T2">Por que só funciona com frases e não números. Não explica no capítulo, será que vai explicar mais para frente? E por que para float (“fred”) ele não aceitou. Será porque no exercício está escrito print e float no mesmo comando e causa conflito?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7:26:42.292149703</meta:creation-date>
    <dc:date>2017-03-09T07:27:00.161345712</dc:date>
    <meta:editing-duration>PT18S</meta:editing-duration>
    <meta:editing-cycles>1</meta:editing-cycles>
    <meta:document-statistic meta:table-count="0" meta:image-count="0" meta:object-count="0" meta:page-count="1" meta:paragraph-count="4" meta:word-count="147" meta:character-count="813" meta:non-whitespace-character-count="668"/>
    <meta:generator>LibreOffice/5.1.4.2$Linux_X86_64 LibreOffice_project/10m0$Build-2</meta:generator>
  </office:meta>
</office:document-meta>
</file>